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mi</text:p>
          </table:table-cell>
          <table:table-cell office:value-type="string" calcext:value-type="string">
            <text:p><text:a xlink:href="mailto:romi@gmail.com" xlink:type="simple">romi@gmail.com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shana</text:p>
          </table:table-cell>
          <table:table-cell office:value-type="string" calcext:value-type="string">
            <text:p><text:a xlink:href="mailto:trishana@gmail.com" xlink:type="simple">trishana@gmail.com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ta</text:p>
          </table:table-cell>
          <table:table-cell office:value-type="string" calcext:value-type="string">
            <text:p><text:a xlink:href="mailto:nita@gmail.com" xlink:type="simple">nita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5:57:01.686783512</meta:creation-date>
    <dc:date>2022-04-25T15:58:24.560048651</dc:date>
    <meta:editing-duration>PT1M24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